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10"/>
    <style:style style:name="P28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10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text:span text:style-name="T11">• </text:span><text:span text:style-name="T6">213.304.7627</text:span></text:p>
      <text:p text:style-name="P2"/>
      <text:p text:style-name="P2"/>
      <text:p text:style-name="P11">Summary</text:p>
      <text:p text:style-name="P5"/>
      <text:list xml:id="list993132566873836630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5"/>
      <text:p text:style-name="P7">Professional Experience</text:p>
      <text:p text:style-name="P7"/>
      <text:p text:style-name="P5">Presshub.io – San Francisco, CA</text:p>
      <text:p text:style-name="P9">Founder, June 2016 – Present</text:p>
      <text:p text:style-name="P4"/>
      <text:list xml:id="list732778283240154429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7"/>
      <text:p text:style-name="P5">Chapter Three – San Francisco, CA</text:p>
      <text:p text:style-name="P9">Senior Drupal Developer, June 2015 – Present</text:p>
      <text:p text:style-name="P4"/>
      <text:list xml:id="list5846005984700193411" text:style-name="L3">
        <text:list-item>
          <text:p text:style-name="P18">Integrated third-party systems (Apple News, Hubspot 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One of the principal developer of ETOnline.com (Drupal 8) and Military.com (Drupal 8), <text:s/>websites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FatWire to Drupal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7"/>
      <text:p text:style-name="P5">Urban Insight, Inc – Los Angeles, CA</text:p>
      <text:p text:style-name="P9">Web Developer, September 2009 – June 2015</text:p>
      <text:p text:style-name="P4"/>
      <text:list xml:id="list6629019979720653518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problem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</text:list>
      <text:p text:style-name="P4"/>
      <text:p text:style-name="P4"/>
      <text:p text:style-name="P6"><text:soft-page-break/>Freelance</text:p>
      <text:p text:style-name="P4"/>
      <text:list xml:id="list5028104349360747742" text:style-name="L5">
        <text:list-item>
          <text:p text:style-name="P23"><text:span text:style-name="T5">Implemented AMP and Apple News in Wordpress for </text:span><text:span text:style-name="T8">D'Marge.</text:span></text:p>
        </text:list-item>
        <text:list-item>
          <text:p text:style-name="P23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3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3"><text:span text:style-name="T5">Maintained </text:span><text:span text:style-name="T8">MagMutual's</text:span><text:span text:style-name="T5"> Drupal website.</text:span></text:p>
        </text:list-item>
        <text:list-item>
          <text:p text:style-name="P23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3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3"><text:span text:style-name="T5">Maintained </text:span><text:span text:style-name="T8">Mindsight Institute's</text:span><text:span text:style-name="T5"> website.</text:span></text:p>
        </text:list-item>
        <text:list-item>
          <text:p text:style-name="P23"><text:span text:style-name="T5">Created first version of the </text:span><text:span text:style-name="T8">LearnDC</text:span><text:span text:style-name="T5"> website.</text:span></text:p>
        </text:list-item>
        <text:list-item>
          <text:p text:style-name="P23"><text:span text:style-name="T5">Maintained Drupal version of the </text:span><text:span text:style-name="T8">Youth Service America's</text:span><text:span text:style-name="T5"> website. </text:span></text:p>
        </text:list-item>
      </text:list>
      <text:p text:style-name="P4"/>
      <text:p text:style-name="P4"/>
      <text:p text:style-name="P7">Education</text:p>
      <text:p text:style-name="P7"/>
      <text:p text:style-name="P5">Tyumen State University – Tyumen, Russia</text:p>
      <text:p text:style-name="P9">Master's Degree in Computer Science, 2003 – 2009</text:p>
      <text:p text:style-name="P3"/>
      <text:list xml:id="list299833871646914047" text:style-name="L6">
        <text:list-item>
          <text:p text:style-name="P28">Emphasis on System Engineering and Information Technologies.</text:p>
        </text:list-item>
      </text:list>
      <text:p text:style-name="P12"/>
      <text:p text:style-name="P13">Numbers</text:p>
      <text:p text:style-name="P8">Presshub.io, Inc</text:p>
      <text:p text:style-name="P8"/>
      <text:list xml:id="list839665080396099435" text:style-name="L7">
        <text:list-item>
          <text:p text:style-name="P24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7"/>
      <text:p text:style-name="P14">Chapter Three.</text:p>
      <text:list xml:id="list8688505805801299479" text:style-name="L8">
        <text:list-item>
          <text:p text:style-name="P25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5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5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5"><text:span text:style-name="T5">Over than </text:span><text:span text:style-name="T9">95%</text:span><text:span text:style-name="T5"> of all projects launched on time.</text:span></text:p>
        </text:list-item>
      </text:list>
      <text:p text:style-name="P7"/>
      <text:p text:style-name="P14">Urban Insight, Inc.</text:p>
      <text:list xml:id="list2979637496051500093" text:style-name="L9">
        <text:list-item>
          <text:p text:style-name="P26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6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6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6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6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6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6"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4"/>
      <text:p text:style-name="P8"><text:soft-page-break/>Freelance</text:p>
      <text:p text:style-name="P8"/>
      <text:list xml:id="list5516278381598114789" text:style-name="L10">
        <text:list-item>
          <text:p text:style-name="P27"><text:span text:style-name="T5">I maintained around </text:span><text:span text:style-name="T9">10</text:span><text:span text:style-name="T5"> sites on my spare time. </text:span></text:p>
        </text:list-item>
        <text:list-item>
          <text:p text:style-name="P27"><text:span text:style-name="T9">5</text:span><text:span text:style-name="T5"> of them nationally recognized companies. </text:span></text:p>
        </text:list-item>
        <text:list-item>
          <text:p text:style-name="P27"><text:span text:style-name="T9">100%</text:span><text:span text:style-name="T5"> of all projects delivered on time.</text:span></text:p>
        </text:list-item>
        <text:list-item>
          <text:p text:style-name="P27"><text:span text:style-name="T9">90%</text:span><text:span text:style-name="T5"> of my clients are hiring me for their new projects.</text:span></text:p>
        </text:list-item>
      </text:list>
      <text:p text:style-name="P4"/>
      <text:p text:style-name="P7">Hobbies</text:p>
      <text:p text:style-name="P3"/>
      <text:list xml:id="list4340778396602571973" text:style-name="L11">
        <text:list-item>
          <text:p text:style-name="P22">I am building a new startup and learning iOS and Android development to solve paper usage problem for both people and companie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: Wordpress (4<text:span text:style-name="T12">000</text:span>+ sites using one of the plugins) and Drupal modules (one of them installed on over <text:span text:style-name="T12">6000</text:span>+ sites and I maintain a module that's installed on <text:span text:style-name="T12">17000</text:span>+ sites.).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text:s/>- 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12-02T22:13:46</dc:date>
    <meta:editing-cycles>67</meta:editing-cycles>
    <meta:editing-duration>PT14H23M23S</meta:editing-duration>
    <meta:generator>OpenOffice/4.1.3$Unix OpenOffice.org_project/413m1$Build-9783</meta:generator>
    <meta:document-statistic meta:table-count="0" meta:image-count="0" meta:object-count="0" meta:page-count="3" meta:paragraph-count="73" meta:word-count="758" meta:character-count="4767"/>
  </office:meta>
</office:document-meta>
</file>